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tyle="italic" style:font-style-asian="italic" style:font-style-complex="italic"/>
    </style:style>
    <style:style style:name="P3" style:family="paragraph" style:parent-style-name="Standard" style:list-style-name="L2"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er avere una visione comune e per verificare che entrambe le parti abbiano capito le caratteristiche che il software dovrà implementare, scrivo di seguito una lista di punti: uno per ogni funzionalità da offrire all'utente finale.</text:p>
      <text:p text:style-name="Standard"/>
      <text:p text:style-name="Standard">In J2Web l'utente è in grado di:</text:p>
      <text:list xml:id="list3251032429248222704" text:style-name="L1">
        <text:list-item>
          <text:p text:style-name="P1">Inserire una scheda veicolo in anagrafica veicoli (tramite una form di inserimento veicolo)</text:p>
        </text:list-item>
        <text:list-item>
          <text:p text:style-name="P1">Salvare e visualizzare ogni scheda veicolo creata in precedenza</text:p>
        </text:list-item>
        <text:list-item>
          <text:p text:style-name="P1">Pubblicare ogni scheda veicolo in ognuno dei portali Web abilitati nella versione di J2Web che sta utilizzando</text:p>
        </text:list-item>
        <text:list-item>
          <text:p text:style-name="P1">Inserire una scheda cliente in anagrafica clienti (tramite una form di inserimento anagrafica cliente)</text:p>
        </text:list-item>
        <text:list-item>
          <text:p text:style-name="P1">Salvare e visualizzare ogni scheda cliente creata in precedenza</text:p>
        </text:list-item>
        <text:list-item>
          <text:p text:style-name="P1">Visualizzare, per ogni scheda veicolo disponibile, una lista di clienti (tra quelli presenti in anagrafica clienti) potenzialmente interessati al veicolo in questione</text:p>
        </text:list-item>
        <text:list-item>
          <text:p text:style-name="P1">Visualizzare, per ogni cliente presente in anagrafica, una lista di veicoli (tra quelli presenti in anagrafica veicoli) <text:s/>che possono essere interessanti per il cliente in questione</text:p>
        </text:list-item>
        <text:list-item>
          <text:p text:style-name="P1">Esportare e salvare in formato XML sul proprio PC ogni scheda veicolo presente in anagrafica veicoli</text:p>
          <text:p text:style-name="P2">Domanda: è necessario? Per cosa? Con quale struttura XML?</text:p>
        </text:list-item>
        <text:list-item>
          <text:p text:style-name="P1">Inserire ogni veicolo presente in anagrafica veicoli nel database MLS di Nektasoft (l'inserimento sarà possibile anche attraverso una form presente nel sito Web MLS di Nektasoft)</text:p>
        </text:list-item>
        <text:list-item>
          <text:p text:style-name="P1">Visualizzare, per ogni cliente presente in anagrafica, una lista di veicoli (tra quelli presenti nel database MLS) <text:s/>che possono essere interessanti per il cliente in questione</text:p>
          <text:p text:style-name="P2">In questo modo, per ogni cliente in anagrafica, l'utente avrà a disposizione 2 liste di potenziali veicoli da proporgli: </text:p>
        </text:list-item>
      </text:list>
      <text:list xml:id="list2174986678346828051" text:style-name="L2">
        <text:list-item>
          <text:list>
            <text:list-item>
              <text:p text:style-name="P3">veicoli estratti dalla propria anagrafica veicoli (incrocio tradizionale)</text:p>
            </text:list-item>
            <text:list-item>
              <text:p text:style-name="P3">veicoli estratti dal database di Nektasoft (incrocio MLS)</text:p>
            </text:list-item>
          </text:list>
        </text:list-item>
      </text:list>
      <text:p text:style-name="Standard"/>
      <text:p text:style-name="Standard"/>
      <text:p text:style-name="Standard"/>
      <text:p text:style-name="Standard">Esiste un vincolo: è necessario che il database MLS del portale di Nektasoft sia costruito con gli stessi valori su cui si basa J2Web, che a sua volta si baserà su un DB esterno.</text:p>
      <text:p text:style-name="Standard">La struttura può anche essere differente (anche se è consigliabile mantenere la stessa struttura su tutti gli ambienti), ma i valori presenti nel DB devono essere identici.</text:p>
      <text:p text:style-name="Standard">Attualmente il database di appoggio è quello fornito da: <text:a xlink:type="simple" xlink:href="http://www.carqueryapi.com/">http://www.carqueryapi.com</text:a></text:p>
      <text:p text:style-name="Standard"><text:span text:style-name="T1">In allegato trovate un file csv di esempio</text:span> (per capirne la struttura logica)</text:p>
      <text:p text:style-name="Standard"/>
      <text:p text:style-name="Standard"><text:s/></text:p>
      <text:p text:style-name="Standard">Chi fa cosa:</text:p>
      <text:p text:style-name="Standard">Il sottoscritto: J2Web, la sua veste grafica e tutte le sue funzionalità</text:p>
      <text:p text:style-name="Standard">Nektasoft: Portale Web e DB relativo per l'inserimento e l'estrazione di veicoli ML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2T20:58:55.64</meta:creation-date>
    <dc:date>2013-10-02T22:20:52.03</dc:date>
    <meta:editing-duration>PT1H21M55S</meta:editing-duration>
    <meta:editing-cycles>8</meta:editing-cycles>
    <meta:generator>OpenOffice.org/3.4$Win32 OpenOffice.org_project/340m1$Build-9590</meta:generator>
    <meta:document-statistic meta:table-count="0" meta:image-count="0" meta:object-count="0" meta:page-count="1" meta:paragraph-count="24" meta:word-count="388" meta:character-count="2488"/>
  </office:meta>
</office:document-meta>
</file>